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FreeSerif"/>
    </style:style>
    <style:style style:name="P2" style:family="paragraph" style:parent-style-name="Preformatted_20_Text">
      <style:text-properties style:font-name="FreeSerif" fo:font-size="12pt" style:font-size-asian="12pt" style:font-size-complex="12pt"/>
    </style:style>
    <style:style style:name="P3" style:family="paragraph" style:parent-style-name="Preformatted_20_Text">
      <style:text-properties style:font-name="FreeSerif" fo:font-size="12pt" officeooo:paragraph-rsid="001b1b8d" style:font-size-asian="12pt" style:font-size-complex="12pt"/>
    </style:style>
    <style:style style:name="P4" style:family="paragraph" style:parent-style-name="Preformatted_20_Text">
      <style:text-properties style:font-name="FreeSerif" fo:font-size="12pt" officeooo:rsid="001b1b8d" officeooo:paragraph-rsid="001b1b8d" style:font-size-asian="12pt" style:font-size-complex="12pt"/>
    </style:style>
    <style:style style:name="P5" style:family="paragraph" style:parent-style-name="Preformatted_20_Text">
      <style:text-properties style:font-name="FreeSerif"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Free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Preformatted_20_Text">
      <style:text-properties style:font-name="FreeSerif" fo:font-size="12pt" fo:font-style="normal" fo:font-weight="normal" officeooo:rsid="001b1b8d" officeooo:paragraph-rsid="001b1b8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text-properties style:font-name="FreeSerif" fo:font-size="12pt" fo:font-weight="normal" officeooo:rsid="001b1b8d" officeooo:paragraph-rsid="001b1b8d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Free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FreeSerif" fo:font-size="12pt" fo:font-weight="normal" officeooo:rsid="001c66fc" officeooo:paragraph-rsid="001c66fc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text-align="center" style:justify-single-word="false"/>
      <style:text-properties style:font-name="FreeSerif" fo:font-size="22pt" style:font-size-asian="22pt" style:font-size-complex="22pt"/>
    </style:style>
    <style:style style:name="T1" style:family="text">
      <style:text-properties style:font-name-asian="Noto Sans Mono CJK SC" style:font-name-complex="Liberation Mono"/>
    </style:style>
    <style:style style:name="T2" style:family="text">
      <style:text-properties officeooo:rsid="001c66fc" style:font-name-asian="Noto Sans Mono CJK SC" style:font-name-complex="Liberation Mono"/>
    </style:style>
    <style:style style:name="T3" style:family="text">
      <style:text-properties officeooo:rsid="001c66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ÁCTICA 1</text:p>
      <text:p text:style-name="P1"/>
      <text:p text:style-name="P1"/>
      <text:p text:style-name="P2">TEMA 1. ARCHIVOS DE ALMACENAMIENTO.</text:p>
      <text:p text:style-name="P2"/>
      <text:p text:style-name="P3">Para realizar esta práctica nos serviremos de Internet y buscaremos respuestas a estas</text:p>
      <text:p text:style-name="P3">preguntas donde la misma tenga que ver con todo lo explicado anteriormente.</text:p>
      <text:p text:style-name="P3"/>
      <text:p text:style-name="P2">EJERCICIO 1</text:p>
      <text:p text:style-name="P5">¿Qué es un archivo o fichero?</text:p>
      <text:p text:style-name="P2"/>
      <text:p text:style-name="P4">Es un conjunto de informaci<text:span text:style-name="T1">ón que esta relacionada entre ella.</text:span></text:p>
      <text:p text:style-name="P2"/>
      <text:p text:style-name="P6">Tipos de ficheros</text:p>
      <text:p text:style-name="P6"/>
      <text:p text:style-name="P7">Existen dos tipos, los Archivos de Datos y los Archivos de Programa.</text:p>
      <text:p text:style-name="P7">Los Archivos de Datos son grupos de informaci<text:span text:style-name="T1">ón relacionada entre si y los Archivos de Programa son archivos que tienen una función/utilidad (programas ejecutables, programas objeto y demás tipos de programas)</text:span></text:p>
      <text:p text:style-name="P2"/>
      <text:p text:style-name="P2">EJERCICIO 2</text:p>
      <text:p text:style-name="P5">Define brevemente el concepto de registro y campo</text:p>
      <text:p text:style-name="P5"/>
      <text:p text:style-name="P8">El registro es cada uno de los componentes del archivo, y el campo es cada una de las unidades de informaci<text:span text:style-name="T1">ón que componen el archivo, es decir, cada una de las categorías en las cuales se debe introducir un registro.</text:span></text:p>
      <text:p text:style-name="P2"/>
      <text:p text:style-name="P2">EJERCICIO 3</text:p>
      <text:p text:style-name="P5">Operaciones totales sobre archivos</text:p>
      <text:p text:style-name="P5"/>
      <text:p text:style-name="P8">Las operaciones que se pueden efectuar en un archivo son: la creación (creas el archivo), </text:p>
      <text:p text:style-name="P8">la apertura y cierre (ejecutar/abrir el archivo o cierre de este al finalizar su utilizaci<text:span text:style-name="T1">ón),</text:span> borrado (eliminaci<text:span text:style-name="T1">ón de la información contenida, tanto registros como campos),</text:span> el copiado o duplicaci<text:span text:style-name="T1">ón, </text:span><text:s/>concatenación, la intersección, la fusión o intercalación, la partición y la compactación (tambi<text:span text:style-name="T1">én llamada</text:span> empaquetamiento. Suele ser realizada en programas específicos como por ejemplo 7-Zip)</text:p>
      <text:p text:style-name="P2"/>
      <text:p text:style-name="P2">EJERCICIO 4</text:p>
      <text:p text:style-name="P5">Operaciones sobre registros</text:p>
      <text:p text:style-name="P5"/>
      <text:p text:style-name="P8">Podemos recuperarlos (en caso de eliminaci<text:span text:style-name="T1">ón por error) </text:span>o actualizarlos/mantenerlos (para evitar fallos o p<text:span text:style-name="T1">é</text:span>rdidas). <text:span text:style-name="T3">En a</text:span>mbas operaciones <text:span text:style-name="T3">se necesita iniciarse por la b</text:span><text:span text:style-name="T2">úsqueda</text:span>, para localizar los registros deseados.</text:p>
      <text:p text:style-name="P2"/>
      <text:p text:style-name="P2">EJERCICIO 5</text:p>
      <text:p text:style-name="P5">Tipos de archivos según su función en el tiempo</text:p>
      <text:p text:style-name="P5"/>
      <text:p text:style-name="P10">Permanentes o Temporales. </text:p>
      <text:p text:style-name="P10"/>
      <text:p text:style-name="P10">Los Permanentes suelen durar aproximadamente el mismo tiempo que la aplicaci<text:span text:style-name="T1">ón, esto debido a que son necesarios para su funcionamiento. Pueden ser Maestros, Constantes o Históricos.</text:span></text:p>
      <text:p text:style-name="P10"><text:span text:style-name="T1"/></text:p>
      <text:p text:style-name="P10"><text:soft-page-break/><text:span text:style-name="T1">Los Temporales duran aproximadamente lo mismo que el proceso o programa para el cual sirven. Una vez estos finalizan, son eliminados. Pueden ser Archivos de Movimientos o Transacciones, Archivos de Maniobra o Intermedios y finalmente, Permanentes.</text:span></text:p>
      <text:p text:style-name="P2"/>
      <text:p text:style-name="P2">EJERCICIO 6</text:p>
      <text:p text:style-name="P5">Métodos de protección de un fichero frente a fallos humanos o del soporte</text:p>
      <text:p text:style-name="P5"/>
      <text:p text:style-name="P10">Frente a fallos del soporte: realizar controles de calidad periódicamente, emplear productos de marcas reconocidas, crear varias copias del soporte original, almacenarlos en un lugar seguro donde no puedan estropearse o perderse.</text:p>
      <text:p text:style-name="P10"/>
      <text:p text:style-name="P10">Frente a fallos humanos: emplear personal formado, utilizar programas adecuados y no de dudosa procedencia, revisar los manuales de funcionamiento.</text:p>
      <text:p text:style-name="P2"/>
      <text:p text:style-name="P2">EJERCICIO 7</text:p>
      <text:p text:style-name="P5">Factores de utilización de los archivos</text:p>
      <text:p text:style-name="P5"/>
      <text:p text:style-name="P9"><text:span text:style-name="T3">El </text:span>Volumen <text:span text:style-name="T3">e</text:span>s la cantidad de memoria <text:span text:style-name="T3">que se necesita</text:span> para almacenar los datos del archivo</text:p>
      <text:p text:style-name="P9"/>
      <text:p text:style-name="P9"><text:span text:style-name="T3">El </text:span>Crecimiento es la variación en sentido positivo del Volumen del archivo.</text:p>
      <text:p text:style-name="P9"/>
      <text:p text:style-name="P9">La Actividad es el numero de registros que se han consultado o modificado</text:p>
      <text:p text:style-name="P9"/>
      <text:p text:style-name="P9">La Volatilidad es el número de registros de baja respecto al número total de registros del archivo.</text:p>
      <text:p text:style-name="P5"/>
      <text:p text:style-name="P2">EJERCICIO 8</text:p>
      <text:p text:style-name="P5">Fases de las operaciones de lectura y escritura en un soporte</text:p>
      <text:p text:style-name="P5"/>
      <text:p text:style-name="P9">Para la Lectura las fases son:</text:p>
      <text:p text:style-name="P9"/>
      <text:p text:style-name="P9">1º Acceso al dispositivo en el que se encuentra el archivo</text:p>
      <text:p text:style-name="P9"/>
      <text:p text:style-name="P9">2º Búsqueda y localización de la información deseada</text:p>
      <text:p text:style-name="P9"/>
      <text:p text:style-name="P9">3º Transferencia de la misma a la memoria central de la computadora</text:p>
      <text:p text:style-name="P9"/>
      <text:p text:style-name="P9">4º Lectura y transmisión de la información a un dispositivo externo de visualizació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Pedro Martín Escuela</text:p>
        <text:p text:style-name="Header">1º DA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19T18:39:54.009808652</dc:date>
    <meta:editing-duration>PT2M20S</meta:editing-duration>
    <meta:editing-cycles>2</meta:editing-cycles>
    <meta:document-statistic meta:table-count="0" meta:image-count="0" meta:object-count="0" meta:page-count="2" meta:paragraph-count="44" meta:word-count="532" meta:character-count="3410" meta:non-whitespace-character-count="2919"/>
  </office:meta>
</office:document-meta>
</file>